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</style:style>
    <style:style style:name="P4" style:family="paragraph" style:parent-style-name="Preformatted_20_Text" style:list-style-name="L1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</style:style>
    <style:style style:name="P5" style:family="paragraph" style:parent-style-name="Preformatted_20_Text" style:list-style-name="L1">
      <style:paragraph-properties fo:margin-top="0cm" fo:margin-bottom="0.499cm" style:contextual-spacing="false" fo:text-align="start" style:justify-single-word="false" fo:orphans="2" fo:widows="2"/>
    </style:style>
    <style:style style:name="P6" style:family="paragraph" style:parent-style-name="Preformatted_20_Text">
      <style:paragraph-properties fo:margin-top="0cm" fo:margin-bottom="0cm" style:contextual-spacing="false" fo:text-align="start" style:justify-single-word="false" fo:orphans="2" fo:widows="2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9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3f1a" loext:opacity="100%" style:font-name="apple-system" fo:font-size="11.25pt" fo:letter-spacing="normal" fo:font-style="normal" fo:font-weight="normal" fo:background-color="#d7e4d6" loext:padding-left="0.049cm" loext:padding-right="0cm" loext:padding-top="0.049cm" loext:padding-bottom="0.049cm" loext:border-left="0.06pt solid #c6dac6" loext:border-right="none" loext:border-top="0.06pt solid #c6dac6" loext:border-bottom="0.06pt solid #c6dac6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background-color="#ffffff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rsid="001953ab" officeooo:paragraph-rsid="001953ab"/>
    </style:style>
    <style:style style:name="P14" style:family="paragraph" style:parent-style-name="Standard">
      <style:text-properties officeooo:rsid="001953ab"/>
    </style:style>
    <style:style style:name="P15" style:family="paragraph" style:parent-style-name="Table_20_Heading">
      <style:text-properties fo:font-size="2pt" style:font-size-asian="2pt" style:font-size-complex="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1a1e" loext:opacity="100%" style:font-name="apple-system" fo:font-size="11.25pt" fo:letter-spacing="normal" fo:font-style="normal" fo:font-weight="normal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a1e" loext:opacity="100%" style:font-name="apple-system" fo:font-size="11.25pt" fo:letter-spacing="normal" fo:font-style="normal" fo:font-weight="normal" fo:background-color="#d7e4d6" loext:padding-left="0.049cm" loext:padding-right="0cm" loext:padding-top="0.049cm" loext:padding-bottom="0.049cm" loext:border-left="0.06pt solid #c6dac6" loext:border-right="none" loext:border-top="0.06pt solid #c6dac6" loext:border-bottom="0.06pt solid #c6dac6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a1e" loext:opacity="100%" style:font-name="apple-system" fo:font-size="11.25pt" fo:letter-spacing="normal" fo:font-style="normal" fo:font-weight="normal" fo:background-color="#ffffff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1a1e" loext:opacity="100%" style:font-name="apple-system" fo:font-size="11.25pt" fo:letter-spacing="normal" fo:font-style="normal" fo:font-weight="normal" officeooo:rsid="000ce246" officeooo:paragraph-rsid="000ce246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1a1e" loext:opacity="100%" style:font-name="apple-system" fo:font-size="11.25pt" fo:letter-spacing="normal" fo:font-style="normal" fo:font-weight="normal" officeooo:rsid="0018ff99" officeooo:paragraph-rsid="0018ff99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001a1e" loext:opacity="100%" style:font-name="apple-system" fo:font-size="11.25pt" fo:letter-spacing="normal" fo:font-style="normal" fo:font-weight="normal" officeooo:rsid="001953ab" officeooo:paragraph-rsid="001953ab"/>
    </style:style>
    <style:style style:name="P22" style:family="paragraph" style:parent-style-name="Text_20_body">
      <style:text-properties fo:font-variant="normal" fo:text-transform="none" fo:color="#001a1e" loext:opacity="100%" style:font-name="apple-system" fo:font-size="11.25pt" fo:letter-spacing="normal" fo:font-style="normal" fo:font-weight="normal" officeooo:rsid="001953ab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a1e" loext:opacity="100%" style:font-name="apple-system" fo:font-size="11.25pt" fo:letter-spacing="normal" fo:font-style="italic" fo:font-weight="normal" fo:background-color="#d7e4d6" style:font-style-asian="italic" style:font-style-complex="italic" loext:padding-left="0.049cm" loext:padding-right="0cm" loext:padding-top="0.049cm" loext:padding-bottom="0.049cm" loext:border-left="0.06pt solid #c6dac6" loext:border-right="none" loext:border-top="0.06pt solid #c6dac6" loext:border-bottom="0.06pt solid #c6dac6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rsid="000b7868" officeooo:paragraph-rsid="000b7868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rsid="000ce246" officeooo:paragraph-rsid="000ce246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rsid="0018ff99" officeooo:paragraph-rsid="0018ff99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rsid="001953ab" officeooo:paragraph-rsid="001953ab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T1" style:family="text">
      <style:text-properties fo:font-variant="normal" fo:text-transform="none" fo:color="#001a1e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001a1e" loext:opacity="100%" style:font-name="apple-system" fo:font-size="11.25pt" fo:letter-spacing="normal" fo:font-style="normal" fo:font-weight="normal" officeooo:rsid="0008922e"/>
    </style:style>
    <style:style style:name="T3" style:family="text"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SFMono-Regular" fo:font-size="8.25pt" fo:letter-spacing="normal" fo:font-style="normal" fo:font-weight="normal"/>
    </style:style>
    <style:style style:name="T5" style:family="text">
      <style:text-properties fo:font-variant="normal" fo:text-transform="none" fo:color="#212529" loext:opacity="100%" fo:letter-spacing="normal"/>
    </style:style>
    <style:style style:name="T6" style:family="text">
      <style:text-properties fo:font-variant="normal" fo:text-transform="none" fo:color="#0f6fc5" loext:opacity="100%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f6fc5" loext:opacity="100%" style:text-line-through-style="none" style:text-line-through-type="none" style:font-name="SFMono-Regular" fo:font-size="8.25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f6fc5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fo:color="#0f6fc5" loext:opacity="100%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color="#0f6fc5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style="normal" officeooo:rsid="0006c280" style:font-style-asian="normal" style:font-style-complex="normal"/>
    </style:style>
    <style:style style:name="T12" style:family="text">
      <style:text-properties officeooo:rsid="000d3fea"/>
    </style:style>
    <style:style style:name="T13" style:family="text">
      <style:text-properties style:font-name="SFMono-Regular" fo:font-size="9.75pt" fo:font-style="normal" fo:font-weight="normal"/>
    </style:style>
    <style:style style:name="Sect1" style:family="section">
      <style:section-properties fo:background-color="#e7f3f5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2.494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XPATH</text:span></text:p>
      <text:p text:style-name="P24"><text:bookmark text:name="yui_3_17_2_1_1654792375719_139"/><text:span text:style-name="T1">- Obtén el nombre de todas los padres, y muestra el resultado obtenido.</text:span></text:p>
      <text:section text:style-name="Sect1" text:name="yui_3_17_2_1_1654792375719_131">
        <text:section text:style-name="Sect2" text:name="yui_3_17_2_1_1654792375719_138">
          <text:section text:style-name="Sect2" text:name="yui_3_17_2_1_1654792375719_137">
            <text:section text:style-name="Sect3" text:name="yui_3_17_2_1_1654792375719_136">
              <text:p text:style-name="P24"><text:bookmark text:name="yui_3_17_2_1_1654792375719_135"/>/<text:a xlink:type="simple" xlink:href="https://www3.gobiernodecanarias.org/medusa/eforma/campus/mod/resource/view.php?id=4705278" text:style-name="Internet_20_link" text:visited-style-name="Visited_20_Internet_20_Link"><text:span text:style-name="T10">censo</text:span></text:a>/ciudadanos/ciudadano/padre</text:p>
            </text:section>
          </text:section>
        </text:section>
      </text:section>
      <text:p text:style-name="P17"><text:bookmark text:name="yui_3_17_2_1_1654792375719_141"/>- Obtén el nombre de todas los países, y muestra el resultado obtenido.</text:p>
      <text:p text:style-name="P23"><text:span text:style-name="T11">/censo/ciudadanos/ciudadano/nacimiento/@pais</text:span></text:p>
      <text:p text:style-name="P18"><text:bookmark text:name="yui_3_17_2_1_1654792375719_150"/>- Obtén el nombre de todas las madres nacidas después de 1973 , y muestra el resultado obtenido.</text:p>
      <text:p text:style-name="P12"><text:span text:style-name="T1">/censo/ciudadanos/ciudadano/nacimiento[@año&gt;1973]/../madre/text()</text:span></text:p>
      <text:p text:style-name="P12"><text:span text:style-name="T1"/></text:p>
      <text:p text:style-name="P10"><text:span text:style-name="T1"/></text:p>
      <text:p text:style-name="P16"><text:bookmark text:name="yui_3_17_2_1_1654792375719_152"/>- Obtén el nombre de todos los nacidos antes de 1970, y muestra el resultado obtenido.</text:p>
      <text:p text:style-name="P12"><text:span text:style-name="T1"/></text:p>
      <text:p text:style-name="P24"><text:span text:style-name="T1">/censo/ciudadanos/ciudadano/nacimiento[@año&lt;1970]/../nombre/</text:span><text:span text:style-name="T2">text()</text:span></text:p>
      <text:p text:style-name="P24"><text:span text:style-name="T2"/></text:p>
      <text:p text:style-name="P16"><text:bookmark text:name="yui_3_17_2_1_1654792375719_159"/>- Obtén el nombre de los hijos de Pedro Ramírez Dupont, y muestra el resultado obtenido.</text:p>
      <text:p text:style-name="P12"><text:span text:style-name="T2"/></text:p>
      <text:p text:style-name="P24"><text:span text:style-name="T2">/censo/ciudadanos/ciudadano[padre="Pedro Ramírez Dupont"]/nombre/text()</text:span></text:p>
      <text:p text:style-name="P24"><text:span text:style-name="T1"/></text:p>
      <text:p text:style-name="P16"><text:bookmark text:name="yui_3_17_2_1_1654792375719_166"/>- Obtén el nombre de los nacidos en España y muestra el resultado obtenido.</text:p>
      <text:p text:style-name="P12"><text:span text:style-name="T1"/></text:p>
      <text:p text:style-name="P24"><text:span text:style-name="T1">/censo/ciudadanos/ciudadano/nacimiento[@pais="España"]/../nombre/text()</text:span></text:p>
      <text:p text:style-name="P24"><text:span text:style-name="T1"/></text:p>
      <text:p text:style-name="P16"><text:bookmark text:name="yui_3_17_2_1_1654792375719_173"/>- Obtén el nombre de aquellos que hayan nacido en Valencia, antes de 1970 y muestra el resultado obtenido.</text:p>
      <text:p text:style-name="P12"><text:span text:style-name="T1">/censo/ciudadanos/ciudadano/nacimiento[@lugar="Valencia" and @año&lt;1970]/../nombre/text()</text:span></text:p>
      <text:p text:style-name="P24"/>
      <text:p text:style-name="P16"><text:bookmark text:name="yui_3_17_2_1_1654792375719_180"/>- Obtén las personas que tengan abuelos y muestra el resultado obtenido.</text:p>
      <text:p text:style-name="P11"/>
      <text:p text:style-name="P24"/>
      <text:p text:style-name="P16"><text:bookmark text:name="yui_3_17_2_1_1654792375719_187"/>- Obtén las personas que hayan nacido en Francia y muestra el resultado obtenido.</text:p>
      <text:p text:style-name="P12"/>
      <text:p text:style-name="P24">/censo/ciudadanos/ciudadano/nacimiento[@pais = "Francia"]/../nombre</text:p>
      <text:p text:style-name="P24"/>
      <text:p text:style-name="P16"><text:bookmark text:name="yui_3_17_2_1_1654792375719_194"/>- Obtén las personas que hayan nacido después de mayo, y muestra el resultado obtenido.</text:p>
      <text:p text:style-name="P12"/>
      <text:p text:style-name="P24">/censo/ciudadanos/ciudadano/nacimiento[@mes&gt;5]/../nombre/text()</text:p>
      <text:p text:style-name="P24"/>
      <text:p text:style-name="P24"/>
      <text:p text:style-name="P24"/>
      <text:p text:style-name="P24"/>
      <text:p text:style-name="P24"/>
      <text:p text:style-name="P26"><text:soft-page-break/>X<text:span text:style-name="T12">query</text:span></text:p>
      <text:p text:style-name="P26"><text:bookmark text:name="yui_3_17_2_1_1654806074551_147"/><text:span text:style-name="T1">- Listar año y título de los libros que no tienen autor</text:span><text:bookmark text:name="yui_3_17_2_1_1654806074551_155"/><text:span text:style-name="T1">, y muestra el resultado obtenido.</text:span></text:p>
      <text:p text:style-name="P26"><text:span text:style-name="T1">for $libro in //libro</text:span></text:p>
      <text:p text:style-name="P26"><text:span text:style-name="T1">where empty($libro/autor)</text:span></text:p>
      <text:p text:style-name="P26"><text:span text:style-name="T1">return ($libro/titulo, $libro/@anyo) </text:span></text:p>
      <text:p text:style-name="P26"><text:span text:style-name="T1"/></text:p>
      <text:p text:style-name="P26"><text:bookmark text:name="yui_3_17_2_1_1654806074551_163"/><text:span text:style-name="T1">- Listar año y título de todos los libros, ordenados por el año, y muestra el resultado obtenido.</text:span></text:p>
      <text:p text:style-name="P26"><text:span text:style-name="T1">for $libro in //libro</text:span></text:p>
      <text:p text:style-name="P26"><text:span text:style-name="T1">order by $libro/@anyo</text:span></text:p>
      <text:p text:style-name="P26"><text:span text:style-name="T1">return ($libro/titulo, </text:span><text:a xlink:type="simple" xlink:href="mailto:$libro/@anyo" text:style-name="Internet_20_link" text:visited-style-name="Visited_20_Internet_20_Link">$libro/@anyo</text:a><text:span text:style-name="T1">)</text:span></text:p>
      <text:p text:style-name="P26"><text:span text:style-name="T1"/></text:p>
      <text:p text:style-name="P19"><text:bookmark text:name="yui_3_17_2_1_1654806074551_165"/>- Genera la información de los libros del autor Stevens. Realiza además el cálculo del precio total y muestra el resultado obtenido.</text:p>
      <text:p text:style-name="P12"><text:span text:style-name="T1"/></text:p>
      <text:p text:style-name="P12"><text:span text:style-name="T1"><text:s/>for $libro in //libro</text:span></text:p>
      <text:p text:style-name="P12"><text:span text:style-name="T1">where $libro/autor/apellido="Stevens"</text:span></text:p>
      <text:p text:style-name="P12"><text:span text:style-name="T1">return</text:span></text:p>
      <text:p text:style-name="P12"><text:span text:style-name="T1">&lt;libro&gt;</text:span></text:p>
      <text:p text:style-name="P12"><text:span text:style-name="T1">&lt;titulo&gt;{$libro/titulo/text()}&lt;/titulo&gt;</text:span></text:p>
      <text:p text:style-name="P12"><text:span text:style-name="T1">&lt;anio&gt;{$libro/@anyo}&lt;/anio&gt;</text:span></text:p>
      <text:p text:style-name="P12"><text:span text:style-name="T1">&lt;precio&gt;{$libro/precio+$libro/precio}&lt;/precio&gt;</text:span></text:p>
      <text:p text:style-name="P12"><text:span text:style-name="T1">&lt;/libro&gt;</text:span></text:p>
      <text:p text:style-name="P12"><text:span text:style-name="T1"/></text:p>
      <text:p text:style-name="P18"><text:bookmark text:name="yui_3_17_2_1_1654806074551_169"/>- Mostrar los apellidos de los autores que aparecen en el documento, sin repeticiones, ordenados alfabéticamente y muestra el resultado obtenido.</text:p>
      <text:p text:style-name="P12"><text:span text:style-name="T1"><text:s/>for $autor in //libro/autor</text:span></text:p>
      <text:p text:style-name="P12"><text:span text:style-name="T1">order by $autor/apellido</text:span></text:p>
      <text:p text:style-name="P12"><text:span text:style-name="T1">return $autor/apellido</text:span></text:p>
      <text:p text:style-name="P12"><text:span text:style-name="T1"/></text:p>
      <text:p text:style-name="P18"><text:bookmark text:name="yui_3_17_2_1_1654806074551_177"/>- Listar año y título de los libros publicados por Addison-Wesley después del año 1992, y muestra el resultado obtenido.</text:p>
      <text:p text:style-name="P11"><text:span text:style-name="T1"><text:s/>for $libro in //libro</text:span></text:p>
      <text:p text:style-name="P11"><text:span text:style-name="T1">where $libro/editorial="Addison-Wesley" and $libro/@anyo&gt;1992</text:span></text:p>
      <text:p text:style-name="P11"><text:span text:style-name="T1">return $libro/titulo</text:span></text:p>
      <text:p text:style-name="P12"><text:span text:style-name="T1"/></text:p>
      <text:p text:style-name="P18"><text:bookmark text:name="yui_3_17_2_1_1654806074551_184"/>- Por cada libro, listar agrupado en un elemento &lt;result&gt; su titulo y autores y muestra el resultado obtenido.</text:p>
      <text:p text:style-name="P11"><text:span text:style-name="T1"><text:s/>for $libro in //libro</text:span></text:p>
      <text:p text:style-name="P11"><text:span text:style-name="T1">return </text:span></text:p>
      <text:p text:style-name="P11"><text:span text:style-name="T1">&lt;result&gt;{$libro/titulo}{$libro/autor}&lt;/result&gt;</text:span></text:p>
      <text:p text:style-name="P12"><text:span text:style-name="T1"/></text:p>
      <text:p text:style-name="P26"><text:span text:style-name="T1"/></text:p>
      <text:p text:style-name="P26"><text:span text:style-name="T1"/></text:p>
      <text:p text:style-name="P19"><text:bookmark text:name="yui_3_17_2_1_1654806074551_188"/><text:soft-page-break/>- Listar los libros publicados antes del año 2000, y muestra el resultado obtenido.</text:p>
      <text:p text:style-name="P11"><text:span text:style-name="T1"/></text:p>
      <text:p text:style-name="P26"><text:span text:style-name="T1">for $libro in //libro</text:span></text:p>
      <text:p text:style-name="P26"><text:span text:style-name="T1"><text:s/>where $libro/@anyo&lt;2000</text:span></text:p>
      <text:p text:style-name="P26"><text:span text:style-name="T1">return $libro/titulo</text:span></text:p>
      <text:p text:style-name="P26"><text:span text:style-name="T1"/></text:p>
      <text:p text:style-name="P19"><text:bookmark text:name="yui_3_17_2_1_1654806074551_195"/>- Listar año y título de los libros que tienen más de un autor, y muestra el resultado obtenido.</text:p>
      <text:p text:style-name="P11"><text:span text:style-name="T1"/></text:p>
      <text:p text:style-name="P26"><text:span text:style-name="T1"><text:s/>for $libro in //libro</text:span></text:p>
      <text:p text:style-name="P26"><text:span text:style-name="T1"><text:s/>where $libro/count(autor)&gt;1</text:span></text:p>
      <text:p text:style-name="P26"><text:span text:style-name="T1">return ($libro/titulo,$libro/@anyo) </text:span></text:p>
      <text:p text:style-name="P26"><text:span text:style-name="T1"/></text:p>
      <text:p text:style-name="P26"><text:bookmark text:name="yui_3_17_2_1_1654806074551_204"/><text:span text:style-name="T1">- Listar los libros cuyo precio sea 65.95, y muestra el resultado obtenido.</text:span></text:p>
      <text:p text:style-name="P26"><text:span text:style-name="T1">for $libro in //libro</text:span></text:p>
      <text:p text:style-name="P26"><text:span text:style-name="T1"><text:s/>where $libro/precio="65.95"</text:span></text:p>
      <text:p text:style-name="P26"><text:span text:style-name="T1">return $libro</text:span></text:p>
      <text:p text:style-name="P26"><text:span text:style-name="T1"/></text:p>
      <text:p text:style-name="P19"><text:bookmark text:name="yui_3_17_2_1_1654806074551_206"/>- Listar el título de todos los libros, y muestra el resultado obtenido.</text:p>
      <text:p text:style-name="P11"><text:span text:style-name="T1"/></text:p>
      <text:p text:style-name="P26"><text:span text:style-name="T1"><text:s/>for $libro in //libro</text:span></text:p>
      <text:p text:style-name="P26"><text:span text:style-name="T1">return $libro/titulo</text:span></text:p>
      <text:p text:style-name="P26"><text:span text:style-name="T1"/></text:p>
      <text:p text:style-name="P26"><text:bookmark text:name="yui_3_17_2_1_1654806074551_215"/><text:span text:style-name="T1">-Por cada libro, obtener su título y el número de autores, agrupados en un elemento &lt;libro&gt; y muestra el resultado obtenido.</text:span></text:p>
      <text:p text:style-name="P26"><text:span text:style-name="T1">for $libro in //libro</text:span></text:p>
      <text:p text:style-name="P26"><text:span text:style-name="T1">return</text:span></text:p>
      <text:p text:style-name="P26"><text:span text:style-name="T1">&lt;libro&gt;{$libro/titulo}</text:span></text:p>
      <text:p text:style-name="P26"><text:span text:style-name="T1">{$libro/count(autor)}&lt;/libro&gt;</text:span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6"><text:span text:style-name="T1"/></text:p>
      <text:p text:style-name="P27"><text:soft-page-break/><text:span text:style-name="T1">xslt</text:span></text:p>
      <text:p text:style-name="P20"><text:bookmark text:name="yui_3_17_2_1_1654792313523_133"/>- Realiza el listado de los diccionarios, con el siguiente resultado.</text:p>
      <text:p text:style-name="P1"><text:span text:style-name="Source_20_Text"><text:span text:style-name="T3">&lt;?xml version="1.0" encoding="UTF-8"?&gt;</text:span></text:span></text:p>
      <text:p text:style-name="P3"><text:span text:style-name="Source_20_Text"><text:span text:style-name="T3">&lt;html&gt;</text:span></text:span></text:p>
      <text:p text:style-name="P3"><text:span text:style-name="Source_20_Text"><text:span text:style-name="T5"><text:s text:c="2"/></text:span></text:span><text:span text:style-name="Source_20_Text"><text:span text:style-name="T3">&lt;ul&gt;</text:span></text:span></text:p>
      <text:p text:style-name="P3"><text:span text:style-name="Source_20_Text"><text:span text:style-name="T5"><text:s text:c="4"/></text:span></text:span><text:span text:style-name="Source_20_Text"><text:span text:style-name="T3">&lt;li&gt;DRAE: </text:span></text:span><text:a xlink:type="simple" xlink:href="https://www3.gobiernodecanarias.org/medusa/eforma/campus/mod/resource/view.php?id=4705488" text:style-name="Internet_20_link" text:visited-style-name="Visited_20_Internet_20_Link"><text:span text:style-name="Source_20_Text"><text:span text:style-name="T6">Diccionario</text:span></text:span></text:a><text:span text:style-name="Source_20_Text"><text:span text:style-name="T3"> de la Real Academia Española&lt;/li&gt;</text:span></text:span></text:p>
      <text:p text:style-name="P3"><text:span text:style-name="Source_20_Text"><text:span text:style-name="T5"><text:s text:c="4"/></text:span></text:span><text:span text:style-name="Source_20_Text"><text:span text:style-name="T3">&lt;li&gt;DMM: </text:span></text:span><text:a xlink:type="simple" xlink:href="https://www3.gobiernodecanarias.org/medusa/eforma/campus/mod/resource/view.php?id=4705488" text:style-name="Internet_20_link" text:visited-style-name="Visited_20_Internet_20_Link"><text:span text:style-name="Source_20_Text"><text:span text:style-name="T6">Diccionario</text:span></text:span></text:a><text:span text:style-name="Source_20_Text"><text:span text:style-name="T3"> de María Moliner&lt;/li&gt;</text:span></text:span></text:p>
      <text:p text:style-name="P3"><text:span text:style-name="Source_20_Text"><text:span text:style-name="T5"><text:s text:c="2"/></text:span></text:span><text:span text:style-name="Source_20_Text"><text:span text:style-name="T3">&lt;/ul&gt;</text:span></text:span></text:p>
      <text:p text:style-name="P3"><text:span text:style-name="Source_20_Text"><text:span text:style-name="T3">&lt;/html&gt;</text:span></text:span></text:p>
      <text:p text:style-name="P27"><text:span text:style-name="T1">solucion:</text:span></text:p>
      <text:p text:style-name="P27"><text:span text:style-name="T1"/></text:p>
      <text:p text:style-name="P27"><text:span text:style-name="T1">&lt;?xml version="1.0" encoding="UTF-8" ?&gt;<text:line-break/>&lt;xsl:transform xmlns:xsl="http://www.w3.org/1999/XSL/Transform" version="2.0"&gt;<text:line-break/> &lt;xsl:output method="html" doctype-public="XSLT-compat" omit-xml-declaration="yes" encoding="UTF-8" indent="yes" /&gt;<text:line-break/><text:line-break/>&lt;xsl:template match="/"&gt;<text:line-break/> &lt;html&gt;<text:line-break/> &lt;body&gt;<text:line-break/> &lt;ol&gt;<text:line-break/> &lt;xsl:apply-templates select="diccionarios"/&gt;<text:line-break/> &lt;/ol&gt;<text:line-break/> &lt;/body&gt;<text:line-break/> &lt;/html&gt;<text:line-break/> &lt;/xsl:template&gt;<text:line-break/><text:line-break/>&lt;!-- Plantilla autor --&gt; </text:span></text:p>
      <text:p text:style-name="P27"><text:span text:style-name="T1">&lt;xsl:template match="/diccionarios/</text:span><text:a xlink:type="simple" xlink:href="https://www3.gobiernodecanarias.org/medusa/eforma/campus/mod/resource/view.php?id=4705488" text:style-name="Internet_20_link" text:visited-style-name="Visited_20_Internet_20_Link"><text:span text:style-name="T8">diccionario</text:span></text:a><text:span text:style-name="T1">"&gt;<text:line-break/> &lt;li&gt;&lt;xsl:apply-templates select="siglas" /&gt;, &lt;xsl:apply-templates select="nombre" /&gt;&lt;/li&gt;<text:line-break/>&lt;/xsl:template&gt;<text:line-break/>&lt;/xsl:transform&gt; </text:span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0"><text:soft-page-break/>- Realiza el listado de los diccionarios, con el siguiente resultado.</text:p>
      <text:list xml:id="list1894072539" text:style-name="L1">
        <text:list-item>
          <text:list>
            <text:list-item>
              <text:p text:style-name="P4"><text:bookmark text:name="yui_3_17_2_1_1654792313523_131"/><text:bookmark text:name="yui_3_17_2_1_1654792313523_130"/><text:span text:style-name="Source_20_Text"><text:span text:style-name="T3">DRAE: </text:span></text:span><text:a xlink:type="simple" xlink:href="https://www3.gobiernodecanarias.org/medusa/eforma/campus/mod/resource/view.php?id=4705488" text:style-name="Internet_20_link" text:visited-style-name="Visited_20_Internet_20_Link"><text:span text:style-name="Source_20_Text"><text:span text:style-name="T6">Diccionario</text:span></text:span></text:a><text:span text:style-name="Source_20_Text"><text:span text:style-name="T3"> de la Real Academia Española.</text:span></text:span></text:p>
            </text:list-item>
            <text:list-item>
              <text:p text:style-name="P5"><text:bookmark text:name="yui_3_17_2_1_1654792313523_129"/><text:span text:style-name="Source_20_Text"><text:span text:style-name="T3">DMM: </text:span></text:span><text:a xlink:type="simple" xlink:href="https://www3.gobiernodecanarias.org/medusa/eforma/campus/mod/resource/view.php?id=4705488" text:style-name="Internet_20_link" text:visited-style-name="Visited_20_Internet_20_Link"><text:span text:style-name="Source_20_Text"><text:span text:style-name="T6">Diccionario</text:span></text:span></text:a><text:span text:style-name="Source_20_Text"><text:span text:style-name="T3"> de María Moliner.</text:span></text:span></text:p>
            </text:list-item>
          </text:list>
        </text:list-item>
      </text:list>
      <text:p text:style-name="P27"><text:span text:style-name="T1">&lt;?xml version="1.0" encoding="UTF-8" ?&gt;</text:span></text:p>
      <text:p text:style-name="P27"><text:span text:style-name="T1">&lt;xsl:transform xmlns:xsl="http://www.w3.org/1999/XSL/Transform" version="2.0"&gt;</text:span></text:p>
      <text:p text:style-name="P27"><text:span text:style-name="T1"><text:s text:c="4"/>&lt;xsl:output method="html" doctype-public="XSLT-compat" omit-xml-declaration="yes" encoding="UTF-8" indent="yes" /&gt;</text:span></text:p>
      <text:p text:style-name="P27"><text:span text:style-name="T1"/></text:p>
      <text:p text:style-name="P27"><text:span text:style-name="T1"><text:s text:c="2"/>&lt;xsl:template match="/"&gt;</text:span></text:p>
      <text:p text:style-name="P27"><text:span text:style-name="T1"/></text:p>
      <text:p text:style-name="P27"><text:span text:style-name="T1"><text:s text:c="10"/>&lt;xsl:apply-templates select="diccionarios"/&gt;</text:span></text:p>
      <text:p text:style-name="P27"><text:span text:style-name="T1"><text:s text:c="2"/></text:span></text:p>
      <text:p text:style-name="P27"><text:span text:style-name="T1"><text:s text:c="2"/>&lt;/xsl:template&gt;</text:span></text:p>
      <text:p text:style-name="P27"><text:span text:style-name="T1"/></text:p>
      <text:p text:style-name="P27"><text:span text:style-name="T1"><text:s text:c="2"/>&lt;!-- Plantilla autor --&gt;</text:span></text:p>
      <text:p text:style-name="P27"><text:span text:style-name="T1"><text:s text:c="2"/>&lt;xsl:template match="/diccionarios/diccionario"&gt;</text:span></text:p>
      <text:p text:style-name="P27"><text:span text:style-name="T1"><text:s text:c="6"/>- &lt;xsl:apply-templates select="siglas" /&gt;, &lt;xsl:apply-templates select="nombre" /&gt;</text:span></text:p>
      <text:p text:style-name="P27"><text:span text:style-name="T1"><text:s text:c="2"/>&lt;/xsl:template&gt;</text:span></text:p>
      <text:p text:style-name="P27"><text:span text:style-name="T1"/></text:p>
      <text:p text:style-name="P27"><text:span text:style-name="T1">&lt;/xsl:transform&gt;</text:span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bookmark text:name="yui_3_17_2_1_1654792313523_135"/><text:soft-page-break/><text:span text:style-name="T1">- Realiza el xslt sobre el fichero </text:span><text:a xlink:type="simple" xlink:href="https://www3.gobiernodecanarias.org/medusa/eforma/campus/mod/resource/view.php?id=4705489" text:style-name="Internet_20_link" text:visited-style-name="Visited_20_Internet_20_Link"><text:span text:style-name="T9">banco</text:span></text:a><text:span text:style-name="T1">.xml que genere la siguiente salida:</text:span></text:p>
      <text:p text:style-name="P7">&lt;datos&gt;</text:p>
      <text:p text:style-name="P9"><text:s text:c="2"/><text:span text:style-name="T13">&lt;cuentas&gt;</text:span></text:p>
      <text:p text:style-name="P9"><text:s text:c="4"/><text:span text:style-name="T13">&lt;cuenta dnititular="5671001D"&gt;</text:span></text:p>
      <text:p text:style-name="P9"><text:s text:c="6"/><text:span text:style-name="T13">&lt;titular&gt;Ramon Perez&lt;/titular&gt;</text:span></text:p>
      <text:p text:style-name="P9"><text:s text:c="4"/><text:span text:style-name="T13">&lt;/cuenta&gt;</text:span></text:p>
      <text:p text:style-name="P9"><text:s text:c="4"/><text:span text:style-name="T13">&lt;cuenta dnititular="39812341C"&gt;</text:span></text:p>
      <text:p text:style-name="P9"><text:s text:c="6"/><text:span text:style-name="T13">&lt;titular&gt;Carmen Diaz&lt;/titular&gt;</text:span></text:p>
      <text:p text:style-name="P9"><text:s text:c="4"/><text:span text:style-name="T13">&lt;/cuenta&gt;</text:span></text:p>
      <text:p text:style-name="P9"><text:s text:c="2"/><text:span text:style-name="T13">&lt;/cuentas&gt;</text:span></text:p>
      <text:p text:style-name="P9"><text:s text:c="2"/><text:span text:style-name="T13">&lt;fondos/&gt;</text:span></text:p>
      <text:p text:style-name="P8">&lt;/datos&gt;</text:p>
      <text:p text:style-name="P28"><text:span text:style-name="T1">solucion:</text:span></text:p>
      <text:p text:style-name="P28"><text:span text:style-name="T1">&lt;?xml version="1.0" encoding="UTF-8"?&gt;</text:span></text:p>
      <text:p text:style-name="P28"><text:span text:style-name="T1">&lt;xsl:stylesheet xmlns:xsl="http://www.w3.org/1999/XSL/Transform"</text:span></text:p>
      <text:p text:style-name="P28"><text:span text:style-name="T1">xmlns:xs="http://www.w3.org/2001/XMLSchema"</text:span></text:p>
      <text:p text:style-name="P28"><text:span text:style-name="T1">xmlns:array="http://www.w3.org/2005/xpath-functions/array"</text:span></text:p>
      <text:p text:style-name="P28"><text:span text:style-name="T1">xmlns:map="http://www.w3.org/2005/xpath-functions/map"</text:span></text:p>
      <text:p text:style-name="P28"><text:span text:style-name="T1">xmlns:math="http://www.w3.org/2005/xpath-functions/math"</text:span></text:p>
      <text:p text:style-name="P28"><text:span text:style-name="T1">exclude-result-prefixes="#all"</text:span></text:p>
      <text:p text:style-name="P28"><text:span text:style-name="T1">expand-text="yes"</text:span></text:p>
      <text:p text:style-name="P28"><text:span text:style-name="T1">version="3.0"&gt;</text:span></text:p>
      <text:p text:style-name="P28"><text:span text:style-name="T1">&lt;xsl:template match="/listado"&gt;</text:span></text:p>
      <text:p text:style-name="P28"><text:span text:style-name="T1">&lt;xsl:for-each select="cuenta"&gt;</text:span></text:p>
      <text:p text:style-name="P28"><text:span text:style-name="T1">&lt;xsl:element name="cuentas"&gt;</text:span></text:p>
      <text:p text:style-name="P28"><text:span text:style-name="T1">&lt;xsl:element name="cuenta"&gt;</text:span></text:p>
      <text:p text:style-name="P28"><text:span text:style-name="T1">&lt;xsl:attribute name="dnititular" select="titular/@dni"/&gt;</text:span></text:p>
      <text:p text:style-name="P28"><text:span text:style-name="T1">&lt;/xsl:element&gt;</text:span></text:p>
      <text:p text:style-name="P28"><text:span text:style-name="T1">&lt;xsl:element name="creacion"&gt;</text:span></text:p>
      <text:p text:style-name="P28"><text:span text:style-name="T1">&lt;xsl:value-of select="fechacreacion"/&gt;</text:span></text:p>
      <text:p text:style-name="P28"><text:span text:style-name="T1">&lt;/xsl:element&gt;</text:span></text:p>
      <text:p text:style-name="P28"><text:span text:style-name="T1">&lt;xsl:element name="titular"&gt;</text:span></text:p>
      <text:p text:style-name="P28"><text:span text:style-name="T1">&lt;xsl:value-of select="titular"/&gt;</text:span></text:p>
      <text:p text:style-name="P28"><text:span text:style-name="T1">&lt;/xsl:element&gt;</text:span></text:p>
      <text:p text:style-name="P28"><text:span text:style-name="T1">&lt;xsl:element name="saldoactual"&gt;</text:span></text:p>
      <text:p text:style-name="P28"><text:span text:style-name="T1">&lt;xsl:value-of select="saldoactual"/&gt;&lt;xsl:value-of select="saldoactual/@moneda"/&gt;</text:span></text:p>
      <text:p text:style-name="P28"><text:soft-page-break/><text:span text:style-name="T1">&lt;/xsl:element&gt;</text:span></text:p>
      <text:p text:style-name="P28"><text:span text:style-name="T1">&lt;/xsl:element&gt;</text:span></text:p>
      <text:p text:style-name="P28"><text:span text:style-name="T1">&lt;/xsl:for-each&gt;</text:span></text:p>
      <text:p text:style-name="P28"><text:span text:style-name="T1">&lt;xsl:for-each select="fondo"&gt;</text:span></text:p>
      <text:p text:style-name="P28"><text:span text:style-name="T1">&lt;xsl:element name="fondos"&gt;</text:span></text:p>
      <text:p text:style-name="P28"><text:span text:style-name="T1">&lt;xsl:element name="fondo"&gt;</text:span></text:p>
      <text:p text:style-name="P28"><text:span text:style-name="T1">&lt;xsl:attribute name="cuentaasociada" select="fondo/cuentaasociada"/&gt;</text:span></text:p>
      <text:p text:style-name="P28"><text:span text:style-name="T1">&lt;xsl:element name="cantidaddepositada"&gt;</text:span></text:p>
      <text:p text:style-name="P28"><text:span text:style-name="T1">&lt;xsl:value-of select="fondo/datos/cantidaddepositada"/&gt;</text:span></text:p>
      <text:p text:style-name="P28"><text:span text:style-name="T1">&lt;/xsl:element&gt;</text:span></text:p>
      <text:p text:style-name="P28"><text:span text:style-name="T1">&lt;xsl:element name="moneda"&gt;</text:span></text:p>
      <text:p text:style-name="P28"><text:span text:style-name="T1">&lt;xsl:value-of select="fondo/datos/moneda"/&gt;</text:span></text:p>
      <text:p text:style-name="P28"><text:span text:style-name="T1">&lt;/xsl:element&gt;</text:span></text:p>
      <text:p text:style-name="P28"><text:span text:style-name="T1">&lt;/xsl:element&gt;</text:span></text:p>
      <text:p text:style-name="P28"><text:span text:style-name="T1">&lt;/xsl:element&gt;</text:span></text:p>
      <text:p text:style-name="P28"><text:span text:style-name="T1">&lt;/xsl:for-each&gt;</text:span></text:p>
      <text:p text:style-name="P28"><text:span text:style-name="T1">&lt;/xsl:template&gt;</text:span></text:p>
      <text:p text:style-name="P28"><text:span text:style-name="T1">&lt;/xsl:stylesheet&gt;</text:span></text:p>
      <text:p text:style-name="P28"><text:span text:style-name="T1"/></text:p>
      <text:p text:style-name="P28"><text:span text:style-name="T1"/></text:p>
      <text:p text:style-name="P21">- Realiza el listado de la palabras, y las definiciones de esta:</text:p>
      <text:p text:style-name="P16">ordenador, ra: Que ordena. , Jefe de una ordenación de pagos u oficina de cuenta y razón. , Máquina electrónica ...</text:p>
      <text:p text:style-name="P24"/>
      <text:p text:style-name="P16">Así con el resto de palabras</text:p>
      <text:p text:style-name="P28"><text:span text:style-name="T1"><text:s/>solucion:</text:span></text:p>
      <text:p text:style-name="P28"><text:span text:style-name="T1">&lt;?xml version="1.0" encoding="UTF-8"?&gt;</text:span></text:p>
      <text:p text:style-name="P28"><text:span text:style-name="T1">&lt;xsl:stylesheet xmlns:xsl="http://www.w3.org/1999/XSL/Transform" version="1.0"&gt;</text:span></text:p>
      <text:p text:style-name="P28"><text:span text:style-name="T1"><text:s text:c="2"/>&lt;xsl:output method="html" version="4.0" encoding="UTF-8" indent="yes" /&gt;</text:span></text:p>
      <text:p text:style-name="P28"><text:span text:style-name="T1"/></text:p>
      <text:p text:style-name="P28"><text:span text:style-name="T1"><text:s text:c="2"/>&lt;xsl:template match="/"&gt;</text:span></text:p>
      <text:p text:style-name="P28"><text:span text:style-name="T1"><text:s text:c="4"/>&lt;html&gt;</text:span></text:p>
      <text:p text:style-name="P28"><text:span text:style-name="T1"><text:s text:c="6"/>&lt;body&gt;</text:span></text:p>
      <text:p text:style-name="P28"><text:span text:style-name="T1"><text:s text:c="10"/>&lt;xsl:apply-templates select="diccionarios"/&gt;</text:span></text:p>
      <text:p text:style-name="P28"><text:span text:style-name="T1"><text:s text:c="6"/>&lt;/body&gt;</text:span></text:p>
      <text:p text:style-name="P28"><text:span text:style-name="T1"><text:s text:c="4"/>&lt;/html&gt;</text:span></text:p>
      <text:p text:style-name="P28"><text:span text:style-name="T1"><text:s text:c="2"/>&lt;/xsl:template&gt;</text:span></text:p>
      <text:p text:style-name="P28"><text:span text:style-name="T1"/></text:p>
      <text:p text:style-name="P28"><text:span text:style-name="T1"><text:s text:c="2"/>&lt;xsl:template match="diccionarios/diccionario"&gt;</text:span></text:p>
      <text:p text:style-name="P28"><text:span text:style-name="T1">&lt;p&gt;</text:span></text:p>
      <text:p text:style-name="P28"><text:span text:style-name="T1"><text:s text:c="6"/>&lt;xsl:apply-templates select="definicion" /&gt;</text:span></text:p>
      <text:p text:style-name="P28"><text:span text:style-name="T1">&lt;/p&gt;</text:span></text:p>
      <text:p text:style-name="P28"><text:soft-page-break/><text:span text:style-name="T1"><text:s text:c="2"/>&lt;/xsl:template&gt;</text:span></text:p>
      <text:p text:style-name="P28"><text:span text:style-name="T1"/></text:p>
      <text:p text:style-name="P28"><text:span text:style-name="T1"/></text:p>
      <text:p text:style-name="P28"><text:span text:style-name="T1">&lt;/xsl:stylesheet&gt;</text:span></text:p>
      <text:p text:style-name="P28"><text:span text:style-name="T1"/></text:p>
      <text:p text:style-name="P13">Realiza el listado de la palabras, que genere el siguiente resultado: </text:p>
      <text:p text:style-name="P22"><text:bookmark text:name="yui_3_17_2_1_1654792313523_151"/>- Realiza el listado de la palabras, que genere el siguiente resultado:</text:p>
      <text:p text:style-name="P2"><text:span text:style-name="Source_20_Text"><text:span text:style-name="T4">&lt;?xml version="1.0" encoding="UTF-8"?&gt;</text:span></text:span></text:p>
      <text:p text:style-name="P6"><text:span text:style-name="Source_20_Text"><text:span text:style-name="T4">&lt;html&gt;</text:span></text:span></text:p>
      <text:p text:style-name="P6"><text:span text:style-name="Source_20_Text"><text:span text:style-name="T5"><text:s text:c="2"/></text:span></text:span><text:span text:style-name="Source_20_Text"><text:span text:style-name="T4">&lt;h1&gt;Palabras en diccionarios&lt;/h1&gt;</text:span></text:span></text:p>
      <text:p text:style-name="P6"><text:span text:style-name="Source_20_Text"><text:span text:style-name="T5"><text:s text:c="2"/></text:span></text:span><text:span text:style-name="Source_20_Text"><text:span text:style-name="T4">&lt;table border="1"&gt;</text:span></text:span></text:p>
      <text:p text:style-name="P6"><text:span text:style-name="Source_20_Text"><text:span text:style-name="T5"><text:s text:c="4"/></text:span></text:span><text:span text:style-name="Source_20_Text"><text:span text:style-name="T4">&lt;caption&gt;</text:span></text:span><text:a xlink:type="simple" xlink:href="https://www3.gobiernodecanarias.org/medusa/eforma/campus/mod/resource/view.php?id=4705488" text:style-name="Internet_20_link" text:visited-style-name="Visited_20_Internet_20_Link"><text:span text:style-name="Source_20_Text"><text:span text:style-name="T7">Diccionario</text:span></text:span></text:a><text:span text:style-name="Source_20_Text"><text:span text:style-name="T4"> de la Real Academia Española&lt;/caption&gt;</text:span></text:span></text:p>
      <text:p text:style-name="P6"><text:span text:style-name="Source_20_Text"><text:span text:style-name="T5"><text:s text:c="4"/></text:span></text:span><text:span text:style-name="Source_20_Text"><text:span text:style-name="T4">&lt;tr&gt;</text:span></text:span></text:p>
      <text:p text:style-name="P6"><text:span text:style-name="Source_20_Text"><text:span text:style-name="T5"><text:s text:c="6"/></text:span></text:span><text:span text:style-name="Source_20_Text"><text:span text:style-name="T4">&lt;th&gt;ordenador, ra&lt;/th&gt;</text:span></text:span></text:p>
      <text:p text:style-name="P6"><text:span text:style-name="Source_20_Text"><text:span text:style-name="T5"><text:s text:c="6"/></text:span></text:span><text:span text:style-name="Source_20_Text"><text:span text:style-name="T4">&lt;td&gt;Que ordena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Jefe de una ordenación de pagos u oficina de cuenta y razón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Máquina electrónica ...&lt;/td&gt;</text:span></text:span></text:p>
      <text:p text:style-name="P6"><text:span text:style-name="Source_20_Text"><text:span text:style-name="T5"><text:s text:c="4"/></text:span></text:span><text:span text:style-name="Source_20_Text"><text:span text:style-name="T4">&lt;/tr&gt;</text:span></text:span></text:p>
      <text:p text:style-name="P6"><text:span text:style-name="Source_20_Text"><text:span text:style-name="T5"><text:s text:c="4"/></text:span></text:span><text:span text:style-name="Source_20_Text"><text:span text:style-name="T4">&lt;tr&gt;</text:span></text:span></text:p>
      <text:p text:style-name="P6"><text:span text:style-name="Source_20_Text"><text:span text:style-name="T5"><text:s text:c="6"/></text:span></text:span><text:span text:style-name="Source_20_Text"><text:span text:style-name="T4">&lt;th&gt;monitor, ra.&lt;/th&gt;</text:span></text:span></text:p>
      <text:p text:style-name="P6"><text:span text:style-name="Source_20_Text"><text:span text:style-name="T5"><text:s text:c="6"/></text:span></text:span><text:span text:style-name="Source_20_Text"><text:span text:style-name="T4">&lt;td&gt;Persona que guía el aprendizaje deportivo, cultural, etc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Hombre que amonesta o avisa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Aparato receptor ...&lt;/td&gt;</text:span></text:span></text:p>
      <text:p text:style-name="P6"><text:span text:style-name="Source_20_Text"><text:span text:style-name="T5"><text:s text:c="4"/></text:span></text:span><text:span text:style-name="Source_20_Text"><text:span text:style-name="T4">&lt;/tr&gt;</text:span></text:span></text:p>
      <text:p text:style-name="P6"><text:span text:style-name="Source_20_Text"><text:span text:style-name="T5"><text:s text:c="2"/></text:span></text:span><text:span text:style-name="Source_20_Text"><text:span text:style-name="T4">&lt;/table&gt;</text:span></text:span></text:p>
      <text:p text:style-name="P6"/>
      <text:p text:style-name="P6"><text:span text:style-name="Source_20_Text"><text:span text:style-name="T5"><text:s text:c="2"/></text:span></text:span><text:span text:style-name="Source_20_Text"><text:span text:style-name="T4">&lt;table border="1"&gt;</text:span></text:span></text:p>
      <text:p text:style-name="P6"><text:span text:style-name="Source_20_Text"><text:span text:style-name="T5"><text:s text:c="4"/></text:span></text:span><text:span text:style-name="Source_20_Text"><text:span text:style-name="T4">&lt;caption&gt;</text:span></text:span><text:a xlink:type="simple" xlink:href="https://www3.gobiernodecanarias.org/medusa/eforma/campus/mod/resource/view.php?id=4705488" text:style-name="Internet_20_link" text:visited-style-name="Visited_20_Internet_20_Link"><text:span text:style-name="Source_20_Text"><text:span text:style-name="T7">Diccionario</text:span></text:span></text:a><text:span text:style-name="Source_20_Text"><text:span text:style-name="T4"> de María Moliner&lt;/caption&gt;</text:span></text:span></text:p>
      <text:p text:style-name="P6"><text:span text:style-name="Source_20_Text"><text:span text:style-name="T5"><text:s text:c="4"/></text:span></text:span><text:span text:style-name="Source_20_Text"><text:span text:style-name="T4">&lt;tr&gt;</text:span></text:span></text:p>
      <text:p text:style-name="P6"><text:span text:style-name="Source_20_Text"><text:span text:style-name="T5"><text:s text:c="6"/></text:span></text:span><text:span text:style-name="Source_20_Text"><text:span text:style-name="T4">&lt;th&gt;ordenador, ra&lt;/th&gt;</text:span></text:span></text:p>
      <text:p text:style-name="P6"><text:span text:style-name="Source_20_Text"><text:span text:style-name="T5"><text:s text:c="6"/></text:span></text:span><text:span text:style-name="Source_20_Text"><text:span text:style-name="T4">&lt;td&gt;Se aplica a lo que sirve para ordenar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Aplicado a personas, aficionado a poner las cosas en orden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Jefe de una ordenación (oficina)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Máquina electrónica ...&lt;/td&gt;</text:span></text:span></text:p>
      <text:p text:style-name="P6"><text:span text:style-name="Source_20_Text"><text:span text:style-name="T5"><text:s text:c="4"/></text:span></text:span><text:span text:style-name="Source_20_Text"><text:span text:style-name="T4">&lt;/tr&gt;</text:span></text:span></text:p>
      <text:p text:style-name="P6"><text:span text:style-name="Source_20_Text"><text:span text:style-name="T5"><text:s text:c="4"/></text:span></text:span><text:span text:style-name="Source_20_Text"><text:span text:style-name="T4">&lt;tr&gt;</text:span></text:span></text:p>
      <text:p text:style-name="P6"><text:span text:style-name="Source_20_Text"><text:span text:style-name="T5"><text:s text:c="6"/></text:span></text:span><text:span text:style-name="Source_20_Text"><text:span text:style-name="T4">&lt;th&gt;monitor, ra.&lt;/th&gt;</text:span></text:span></text:p>
      <text:p text:style-name="P6"><text:span text:style-name="Source_20_Text"><text:span text:style-name="T5"><text:s text:c="6"/></text:span></text:span><text:span text:style-name="Source_20_Text"><text:span text:style-name="T4">&lt;td&gt;Persona que amonesta, corrige o avisa. Consejero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Persona encargada de instruir a otras en determinadas actividades.&lt;/td&gt;</text:span></text:span></text:p>
      <text:p text:style-name="P6"><text:span text:style-name="Source_20_Text"><text:span text:style-name="T5"><text:s text:c="6"/></text:span></text:span><text:span text:style-name="Source_20_Text"><text:span text:style-name="T4">&lt;td&gt;Cualquier aparato dotado de una pantalla.&lt;/td&gt;</text:span></text:span></text:p>
      <text:p text:style-name="P6"><text:span text:style-name="Source_20_Text"><text:span text:style-name="T5"><text:s text:c="4"/></text:span></text:span><text:span text:style-name="Source_20_Text"><text:span text:style-name="T4">&lt;/tr&gt;</text:span></text:span></text:p>
      <text:p text:style-name="P6"><text:span text:style-name="Source_20_Text"><text:span text:style-name="T5"><text:s text:c="2"/></text:span></text:span><text:span text:style-name="Source_20_Text"><text:span text:style-name="T4">&lt;/table&gt;</text:span></text:span></text:p>
      <text:p text:style-name="P6"><text:span text:style-name="Source_20_Text"><text:span text:style-name="T4">&lt;/html&gt;</text:span></text:span></text:p>
      <text:p text:style-name="P3"/>
      <text:p text:style-name="P14">Solución: </text:p>
      <text:p text:style-name="P14"/>
      <text:p text:style-name="P14">Solución:&lt;?xml version="1.0" encoding="UTF-8"?&gt;</text:p>
      <text:p text:style-name="P14">&lt;xsl:stylesheet xmlns:xsl="http://www.w3.org/1999/XSL/Transform"</text:p>
      <text:p text:style-name="P14">xmlns:xs="http://www.w3.org/2001/XMLSchema"</text:p>
      <text:p text:style-name="P14">xmlns:array="http://www.w3.org/2005/xpath-functions/array"</text:p>
      <text:p text:style-name="P14">xmlns:map="http://www.w3.org/2005/xpath-functions/map"</text:p>
      <text:p text:style-name="P14">xmlns:math="http://www.w3.org/2005/xpath-functions/math"</text:p>
      <text:p text:style-name="P14">exclude-result-prefixes="#all"</text:p>
      <text:p text:style-name="P14">expand-text="yes"</text:p>
      <text:p text:style-name="P14">version="3.0"&gt;</text:p>
      <text:p text:style-name="P14">&lt;xsl:template match="/diccionarios"&gt;</text:p>
      <text:p text:style-name="P14"><text:soft-page-break/>&lt;html&gt;</text:p>
      <text:p text:style-name="P14">&lt;head&gt;</text:p>
      <text:p text:style-name="P14">&lt;h1&gt;Palabras del diccionario&lt;/h1&gt;</text:p>
      <text:p text:style-name="P14">&lt;/head&gt;</text:p>
      <text:p text:style-name="P14">&lt;table border="1"&gt;</text:p>
      <text:p text:style-name="P14">&lt;xsl:for-each select="diccionario"&gt;</text:p>
      <text:p text:style-name="P14">&lt;caption&gt;&lt;xsl:value-of select="nombre"/&gt;&lt;/caption&gt;</text:p>
      <text:p text:style-name="P14">&lt;xsl:for-each select="definicion"&gt;</text:p>
      <text:p text:style-name="P14">&lt;tr&gt;</text:p>
      <text:p text:style-name="P14">&lt;th&gt;&lt;xsl:value-of select="palabra"/&gt;&lt;/th&gt;</text:p>
      <text:p text:style-name="P14">&lt;th&gt;&lt;xsl:value-of select="def"/&gt;&lt;/th&gt;</text:p>
      <text:p text:style-name="P14">&lt;/tr&gt;</text:p>
      <text:p text:style-name="P14">&lt;/xsl:for-each&gt;</text:p>
      <text:p text:style-name="P14">&lt;/xsl:for-each&gt;</text:p>
      <text:p text:style-name="P14">&lt;/table&gt;</text:p>
      <text:p text:style-name="P14">&lt;/html&gt;</text:p>
      <text:p text:style-name="P14">&lt;/xsl:template&gt;</text:p>
      <text:p text:style-name="P14">&lt;/xsl:stylesheet&gt;</text:p>
      <text:p text:style-name="P14"/>
      <text:p text:style-name="P14"><text:span text:style-name="T1">- Realiza el listado de los diccionarios, y un sublistado con sus palabras y sus definiciopnes. Realiza la consulta y muestra su resultado.</text:span></text:p>
      <text:p text:style-name="P14"/>
      <text:p text:style-name="P14">Solución: &lt;?xml version="1.0" encoding="UTF-8"?&gt;</text:p>
      <text:p text:style-name="P14">&lt;xsl:stylesheet xmlns:xsl="http://www.w3.org/1999/XSL/Transform"</text:p>
      <text:p text:style-name="P14">xmlns:xs="http://www.w3.org/2001/XMLSchema"</text:p>
      <text:p text:style-name="P14">xmlns:array="http://www.w3.org/2005/xpath-functions/array"</text:p>
      <text:p text:style-name="P14">xmlns:map="http://www.w3.org/2005/xpath-functions/map"</text:p>
      <text:p text:style-name="P14">xmlns:math="http://www.w3.org/2005/xpath-functions/math"</text:p>
      <text:p text:style-name="P14">exclude-result-prefixes="#all"</text:p>
      <text:p text:style-name="P14">expand-text="yes"</text:p>
      <text:p text:style-name="P14">version="3.0"&gt;</text:p>
      <text:p text:style-name="P14">&lt;xsl:template match="/diccionarios"&gt;</text:p>
      <text:p text:style-name="P14">&lt;html&gt;</text:p>
      <text:p text:style-name="P14">&lt;head/&gt;</text:p>
      <text:p text:style-name="P14">&lt;body&gt;</text:p>
      <text:p text:style-name="P14">&lt;ul&gt;</text:p>
      <text:p text:style-name="P14">&lt;xsl:for-each select="diccionario"&gt;</text:p>
      <text:p text:style-name="P14">&lt;li&gt;</text:p>
      <text:p text:style-name="P14">&lt;xsl:value-of select="nombre"/&gt;</text:p>
      <text:p text:style-name="P14">&lt;/li&gt;</text:p>
      <text:p text:style-name="P14">&lt;ol&gt;</text:p>
      <text:p text:style-name="P14">&lt;xsl:for-each select="definicion"&gt;</text:p>
      <text:p text:style-name="P14">&lt;li&gt;</text:p>
      <text:p text:style-name="P14">&lt;xsl:value-of select="palabra"/&gt;</text:p>
      <text:p text:style-name="P14">&lt;xsl:value-of select="def"/&gt;</text:p>
      <text:p text:style-name="P14">&lt;/li&gt;</text:p>
      <text:p text:style-name="P14">&lt;/xsl:for-each&gt;</text:p>
      <text:p text:style-name="P14">&lt;/ol&gt;</text:p>
      <text:p text:style-name="P14">&lt;/xsl:for-each&gt;</text:p>
      <text:p text:style-name="P14">&lt;/ul&gt;</text:p>
      <text:p text:style-name="P14">&lt;/body&gt;</text:p>
      <text:p text:style-name="P14">&lt;/html&gt;</text:p>
      <text:p text:style-name="P14"><text:soft-page-break/>&lt;/xsl:template&gt;</text:p>
      <text:p text:style-name="P14">&lt;/xsl:stylesheet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9T23:13:45.673000000</dc:date>
    <meta:editing-duration>PT3M37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0" meta:paragraph-count="270" meta:word-count="1004" meta:character-count="10189" meta:non-whitespace-character-count="9153"/>
  </office:meta>
</office:document-meta>
</file>